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11.324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2.7cm"/>
    </style:style>
    <style:style style:name="co6" style:family="table-column">
      <style:table-column-properties fo:break-before="auto" style:column-width="5.79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float" office:value="1" table:formula="of:=ROW()" table:style-name="ce1">
            <text:p>1</text:p>
          </table:table-cell>
          <table:table-cell office:value-type="string" table:style-name="ce1">
            <text:p>Disease</text:p>
          </table:table-cell>
          <table:table-cell office:value-type="string" table:style-name="ce1">
            <text:p>Pre-treatment_01</text:p>
          </table:table-cell>
          <table:table-cell office:value-type="string" table:style-name="ce1">
            <text:p>Pre-treatment_02</text:p>
          </table:table-cell>
          <table:table-cell office:value-type="string" table:style-name="ce1">
            <text:p>Pre-treatment_03</text:p>
          </table:table-cell>
          <table:table-cell office:value-type="string" table:style-name="ce1">
            <text:p>Pre-treatment_04</text:p>
          </table:table-cell>
          <table:table-cell table:number-columns-repeated="16378"/>
        </table:table-row>
        <table:table-row table:style-name="ro1">
          <table:table-cell office:value-type="float" office:value="2" table:formula="of:=ROW()" table:style-name="ce1">
            <text:p>2</text:p>
          </table:table-cell>
          <table:table-cell office:value-type="string" table:style-name="ce1">
            <text:p>Fungal infection</text:p>
          </table:table-cell>
          <table:table-cell office:value-type="string" table:style-name="ce1">
            <text:p>දිනපතා ස්නානය කරන්න</text:p>
          </table:table-cell>
          <table:table-cell office:value-type="string" table:style-name="ce1">
            <text:p>ආසාදිත ප්‍රදේශය වියළිව තබා ගන්න</text:p>
          </table:table-cell>
          <table:table-cell office:value-type="string" table:style-name="ce1">
            <text:p>පිරිසිදු රෙදි භාවිතා කරන්න</text:p>
          </table:table-cell>
          <table:table-cell office:value-type="string" table:style-name="ce1">
            <text:p>ස්නානය කරන ජලයෙහි ඩෙටෝල් භාවිතා කරන්න</text:p>
          </table:table-cell>
          <table:table-cell table:number-columns-repeated="16378"/>
        </table:table-row>
        <table:table-row table:style-name="ro1">
          <table:table-cell office:value-type="float" office:value="3" table:formula="of:=ROW()" table:style-name="ce1">
            <text:p>3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වෙළුම් පටියක් භාවිතයෙන් ආසාදිත ප්‍රදේශය ආවරණය කරන්න</text:p>
          </table:table-cell>
          <table:table-cell office:value-type="string" table:style-name="ce1">
            <text:p>ආසාදිත ප්‍රදේශය සඳහා කැලමයින් දියර යොදන්න</text:p>
          </table:table-cell>
          <table:table-cell office:value-type="string" table:style-name="ce1">
            <text:p>පිරිසිදු රෙදි භාවිතා කරන්න</text:p>
          </table:table-cell>
          <table:table-cell office:value-type="string" table:style-name="ce1">
            <text:p>ආසාදිත ප්‍රදේශය වියළිව තබා ගන්න</text:p>
          </table:table-cell>
          <table:table-cell table:number-columns-repeated="16378"/>
        </table:table-row>
        <table:table-row table:style-name="ro1">
          <table:table-cell office:value-type="float" office:value="4" table:formula="of:=ROW()" table:style-name="ce1">
            <text:p>4</text:p>
          </table:table-cell>
          <table:table-cell office:value-type="string" table:style-name="ce1">
            <text:p>Gastroesophageal reflux disease (GERD)</text:p>
          </table:table-cell>
          <table:table-cell office:value-type="string" table:style-name="ce1">
            <text:p>ඔබ වැඩිපුර බර නම් බර අඩු කර ගන්න</text:p>
          </table:table-cell>
          <table:table-cell office:value-type="string" table:style-name="ce1">
            <text:p>ඔබේ ආමාශයේ අම්ල මට්ටම වැඩි කරන ආහාර වලින් වළකින්න</text:p>
          </table:table-cell>
          <table:table-cell office:value-type="string" table:style-name="ce1">
            <text:p>ජීවන රටාව සහ ආහාරමය වෙනස්කම්</text:p>
          </table:table-cell>
          <table:table-cell office:value-type="string" table:style-name="ce1">
            <text:p>එන්ඩොස්කොපි චිකිත්සාව</text:p>
          </table:table-cell>
          <table:table-cell table:number-columns-repeated="16378"/>
        </table:table-row>
        <table:table-row table:style-name="ro1">
          <table:table-cell office:value-type="float" office:value="5" table:formula="of:=ROW()" table:style-name="ce1">
            <text:p>5</text:p>
          </table:table-cell>
          <table:table-cell office:value-type="string" table:style-name="ce1">
            <text:p>Chronic cholestasis</text:p>
          </table:table-cell>
          <table:table-cell office:value-type="string" table:style-name="ce1">
            <text:p>මත්පැන් පානය කිරීමෙන් වළකින්න</text:p>
          </table:table-cell>
          <table:table-cell office:value-type="string" table:style-name="ce1">
            <text:p>මේදය සහිත ආහාර වලින් වළකින්න</text:p>
          </table:table-cell>
          <table:table-cell office:value-type="string" table:style-name="ce1">
            <text:p>වෛද්යවරයෙකු විසින් නිර්දේශ කරනු ලබන ප්රතිජීවක භාවිතා කරන්න</text:p>
          </table:table-cell>
          <table:table-cell office:value-type="string" table:style-name="ce1">
            <text:p>කොලෙස්ටැසිස් පෙන්නුම් කරන අක්මා එන්සයිම සඳහා රුධිර පරීක්ෂණ</text:p>
          </table:table-cell>
          <table:table-cell table:number-columns-repeated="16378"/>
        </table:table-row>
        <table:table-row table:style-name="ro1">
          <table:table-cell office:value-type="float" office:value="6" table:formula="of:=ROW()" table:style-name="ce1">
            <text:p>6</text:p>
          </table:table-cell>
          <table:table-cell office:value-type="string" table:style-name="ce1">
            <text:p>Drug Reaction</text:p>
          </table:table-cell>
          <table:table-cell office:value-type="string" table:style-name="ce1">
            <text:p>ශරීරය සිසිල් කරන ආහාර ලබා ගන්න</text:p>
          </table:table-cell>
          <table:table-cell office:value-type="string" table:style-name="ce1">
            <text:p>වෛද්‍ය නිර්දේශිත බෙහෙත් වට්ටෝරුවක් පමණක් භාවිතා කරන්න</text:p>
          </table:table-cell>
          <table:table-cell office:value-type="string" table:style-name="ce1">
            <text:p>රෝගය නරක අතට හැරේ නම් විශේෂඥ සහාය ලබා ගන්න</text:p>
          </table:table-cell>
          <table:table-cell office:value-type="string" table:style-name="ce1">
            <text:p>සමේ සිදුවන ආසාදන තත්ත්වයන් පිළිබඳ සැලකිල්ලෙන් සිටින්න</text:p>
          </table:table-cell>
          <table:table-cell table:number-columns-repeated="16378"/>
        </table:table-row>
        <table:table-row table:style-name="ro1">
          <table:table-cell office:value-type="float" office:value="7" table:formula="of:=ROW()" table:style-name="ce1">
            <text:p>7</text:p>
          </table:table-cell>
          <table:table-cell office:value-type="string" table:style-name="ce1">
            <text:p>Peptic ulcer diseae</text:p>
          </table:table-cell>
          <table:table-cell office:value-type="string" table:style-name="ce1">
            <text:p>දුම්පානය නවත්වන්න</text:p>
          </table:table-cell>
          <table:table-cell office:value-type="string" table:style-name="ce1">
            <text:p>බඩ අජීර්ණයට ලක් කරවන ආහාර ගැනීමෙන් වළකින්න</text:p>
          </table:table-cell>
          <table:table-cell office:value-type="string" table:style-name="ce1">
            <text:p>දිනපතා ව්‍යායාම කරන්න</text:p>
          </table:table-cell>
          <table:table-cell office:value-type="string" table:style-name="ce1">
            <text:p>මනස-ශරීර ලිහිල් කිරීමේ ක්‍රම (යෝග) භාවිතා කරන්න</text:p>
          </table:table-cell>
          <table:table-cell table:number-columns-repeated="16378"/>
        </table:table-row>
        <table:table-row table:style-name="ro1">
          <table:table-cell office:value-type="float" office:value="8" table:formula="of:=ROW()" table:style-name="ce1">
            <text:p>8</text:p>
          </table:table-cell>
          <table:table-cell office:value-type="string" table:style-name="ce1">
            <text:p>AIDS</text:p>
          </table:table-cell>
          <table:table-cell office:value-type="string" table:style-name="ce1">
            <text:p>ආරක්ෂිත ලිංගික හැසිරීම් වල යෙදෙන්න</text:p>
          </table:table-cell>
          <table:table-cell office:value-type="string" table:style-name="ce1">
            <text:p>ශරීර පච්ච කෙටීම ගැන සැලකිලිමත් වන්න</text:p>
          </table:table-cell>
          <table:table-cell office:value-type="string" table:style-name="ce1">
            <text:p>ප්‍රතිශක්තිය වැඩි කරන ආහාර අනුභව කරන්න</text:p>
          </table:table-cell>
          <table:table-cell office:value-type="string" table:style-name="ce1">
            <text:p>රහස් ප්‍රදේශ පිරිසිදුව තබා ගන්න</text:p>
          </table:table-cell>
          <table:table-cell table:number-columns-repeated="16378"/>
        </table:table-row>
        <table:table-row table:style-name="ro1">
          <table:table-cell office:value-type="float" office:value="9" table:formula="of:=ROW()" table:style-name="ce1">
            <text:p>9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සමබර ආහාර වේලක් ගන්න</text:p>
          </table:table-cell>
          <table:table-cell office:value-type="string" table:style-name="ce1">
            <text:p>ව්‍යායාම කරන්න</text:p>
          </table:table-cell>
          <table:table-cell office:value-type="string" table:style-name="ce1">
            <text:p>සීනි සහිත ආහාර ගැනීමෙන් වළකින්න</text:p>
          </table:table-cell>
          <table:table-cell office:value-type="string" table:style-name="ce1">
            <text:p>නිසි වෛද්‍ය උපදෙස් ලබාගන්න</text:p>
          </table:table-cell>
          <table:table-cell table:number-columns-repeated="16378"/>
        </table:table-row>
        <table:table-row table:style-name="ro1">
          <table:table-cell office:value-type="float" office:value="10" table:formula="of:=ROW()" table:style-name="ce1">
            <text:p>10</text:p>
          </table:table-cell>
          <table:table-cell office:value-type="string" table:style-name="ce1">
            <text:p>Gastroenteritis disease</text:p>
          </table:table-cell>
          <table:table-cell office:value-type="string" table:style-name="ce1">
            <text:p>පැඟිරි පළතුරු සහ තක්කාලි වැනි ආම්ලික ආහාර වලින් වළකින්න</text:p>
          </table:table-cell>
          <table:table-cell office:value-type="string" table:style-name="ce1">
            <text:p>මුහුදු ආහාර වල අඩංගු විය හැකි විෂ ආහාරයට ගැනීමෙන් වළකින්න</text:p>
          </table:table-cell>
          <table:table-cell office:value-type="string" table:style-name="ce1">
            <text:p>පානීය ජලයෙහි බැර ලෝහ (ආසනික්, කැඩ්මියම්, ඊයම් හෝ රසදිය) පානය කිරීමෙන් වළකින්න</text:p>
          </table:table-cell>
          <table:table-cell office:value-type="string" table:style-name="ce1">
            <text:p>සමබර ආහාර වේලක් ලබා ගන්න</text:p>
          </table:table-cell>
          <table:table-cell table:number-columns-repeated="16378"/>
        </table:table-row>
        <table:table-row table:style-name="ro1">
          <table:table-cell office:value-type="float" office:value="11" table:formula="of:=ROW()" table:style-name="ce1">
            <text:p>11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දුම් පානයෙන් වළකින්න</text:p>
          </table:table-cell>
          <table:table-cell office:value-type="string" table:style-name="ce1">
            <text:p>හුස්ම ගැනීමේ ව්‍යායාම කරන්න</text:p>
          </table:table-cell>
          <table:table-cell office:value-type="string" table:style-name="ce1">
            <text:p>ආහාරමය අතිරේක භාවිතා කරන්න</text:p>
          </table:table-cell>
          <table:table-cell office:value-type="string" table:style-name="ce1">
            <text:p>දූවිලි සහිත ප්‍රදේශවලි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12" table:formula="of:=ROW()" table:style-name="ce1">
            <text:p>12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අඩු ලුණු සහිත සෞඛ්‍ය සම්පන්න ආහාර වේලක් අනුභව කිරීම</text:p>
          </table:table-cell>
          <table:table-cell office:value-type="string" table:style-name="ce1">
            <text:p>ව්යායාම කරන්න</text:p>
          </table:table-cell>
          <table:table-cell office:value-type="string" table:style-name="ce1">
            <text:p>නිරෝගී බරක් පවත්වා ගන්න</text:p>
          </table:table-cell>
          <table:table-cell office:value-type="string" table:style-name="ce1">
            <text:p>මත්පැන් පානය කිරීමෙ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13" table:formula="of:=ROW()" table:style-name="ce1">
            <text:p>13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වේදනා නාශක භාවිතා කරන්න</text:p>
          </table:table-cell>
          <table:table-cell office:value-type="string" table:style-name="ce1">
            <text:p>විවේක ගන්න</text:p>
          </table:table-cell>
          <table:table-cell office:value-type="string" table:style-name="ce1">
            <text:p>දිනකට පැය අටක නින්දක් ලබා ගන්න</text:p>
          </table:table-cell>
          <table:table-cell office:value-type="string" table:style-name="ce1">
            <text:p>ආතතියෙන් මිදෙන්න</text:p>
          </table:table-cell>
          <table:table-cell table:number-columns-repeated="16378"/>
        </table:table-row>
        <table:table-row table:style-name="ro1">
          <table:table-cell office:value-type="float" office:value="14" table:formula="of:=ROW()" table:style-name="ce1">
            <text:p>14</text:p>
          </table:table-cell>
          <table:table-cell office:value-type="string" table:style-name="ce1">
            <text:p>Cervical spondylosis</text:p>
          </table:table-cell>
          <table:table-cell office:value-type="string" table:style-name="ce1">
            <text:p>නිතිපතා ව්‍යායාම කරන්න</text:p>
          </table:table-cell>
          <table:table-cell office:value-type="string" table:style-name="ce1">
            <text:p>තාවකාලික සහනයක් ලබා ගැනීම සඳහා බෙල්ලේ මෘදු කරපටි පළඳින්න</text:p>
          </table:table-cell>
          <table:table-cell table:style-name="ce1"/>
          <table:table-cell office:value-type="string" table:style-name="ce1">
            <text:p>ප්රතිකාර සඳහා භෞත චිකිත්සක භාවිතා කරන්න</text:p>
          </table:table-cell>
          <table:table-cell table:number-columns-repeated="16378"/>
        </table:table-row>
        <table:table-row table:style-name="ro1">
          <table:table-cell office:value-type="float" office:value="15" table:formula="of:=ROW()" table:style-name="ce1">
            <text:p>15</text:p>
          </table:table-cell>
          <table:table-cell office:value-type="string" table:style-name="ce1">
            <text:p>Paralysis (brain hemorrhage)</text:p>
          </table:table-cell>
          <table:table-cell office:value-type="string" table:style-name="ce1">
            <text:p>භෞතික චිකිත්සාව</text:p>
          </table:table-cell>
          <table:table-cell office:value-type="string" table:style-name="ce1">
            <text:p>කථන චිකිත්සාව රෝගීන්ට කතා කිරීමේ හැකියාව නැවත ලබා ගැනීමට උපකාරී වේ</text:p>
          </table:table-cell>
          <table:table-cell office:value-type="string" table:style-name="ce1">
            <text:p>සමබර ආහාර වේලක් ගන්න</text:p>
          </table:table-cell>
          <table:table-cell office:value-type="string" table:style-name="ce1">
            <text:p>මේදය සහිත ආහාර වලි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16" table:formula="of:=ROW()" table:style-name="ce1">
            <text:p>16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ආහාර අතිරේක භාවිතා කරන්න</text:p>
          </table:table-cell>
          <table:table-cell office:value-type="string" table:style-name="ce1">
            <text:p>දිනකට වතුර වීදුරු 6-8 ක් පානය<text:s/></text:p>
          </table:table-cell>
          <table:table-cell office:value-type="string" table:style-name="ce1">
            <text:p>සත්ව මේදය ආහාරයට ගැනීමෙන් වළකින්න</text:p>
          </table:table-cell>
          <table:table-cell office:value-type="string" table:style-name="ce1">
            <text:p>සැහැල්ලු චිකිත්සාව</text:p>
          </table:table-cell>
          <table:table-cell table:number-columns-repeated="16378"/>
        </table:table-row>
        <table:table-row table:style-name="ro1">
          <table:table-cell office:value-type="float" office:value="17" table:formula="of:=ROW()" table:style-name="ce1">
            <text:p>17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මදුරු විකර්ෂක භාවිතා කරන්න</text:p>
          </table:table-cell>
          <table:table-cell office:value-type="string" table:style-name="ce1">
            <text:p>රාත්‍රී නින්දේදී මදුරු දැල් භාවිතා කරන්න</text:p>
          </table:table-cell>
          <table:table-cell office:value-type="string" table:style-name="ce1">
            <text:p>දියර ආහර වැඩි පුර ගන්න<text:s/></text:p>
          </table:table-cell>
          <table:table-cell office:value-type="string" table:style-name="ce1">
            <text:p>නිසි වෛද්‍ය උපදෙස් පිළිපදින්න<text:s text:c="2"/></text:p>
          </table:table-cell>
          <table:table-cell table:number-columns-repeated="16378"/>
        </table:table-row>
        <table:table-row table:style-name="ro1">
          <table:table-cell office:value-type="float" office:value="18" table:formula="of:=ROW()" table:style-name="ce1">
            <text:p>18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පොදු ස්ථාන වල <text:s/>ගැවසීමෙන් <text:s/>වළකින්න<text:s/></text:p>
          </table:table-cell>
          <table:table-cell office:value-type="string" table:style-name="ce1">
            <text:p>සිනිඳු ඇඳුම් භාවිතා කරන්න</text:p>
          </table:table-cell>
          <table:table-cell office:value-type="string" table:style-name="ce1">
            <text:p>කැලමයින් දියර භාවිතා කරන්න</text:p>
          </table:table-cell>
          <table:table-cell office:value-type="string" table:style-name="ce1">
            <text:p>නියපොතු පිරිසිදුව හා කෙටි ලෙස තබා ගන්න</text:p>
          </table:table-cell>
          <table:table-cell table:number-columns-repeated="16378"/>
        </table:table-row>
        <table:table-row table:style-name="ro1">
          <table:table-cell office:value-type="float" office:value="19" table:formula="of:=ROW()" table:style-name="ce1">
            <text:p>19</text:p>
          </table:table-cell>
          <table:table-cell office:value-type="string" table:style-name="ce1">
            <text:p>Dengue</text:p>
          </table:table-cell>
          <table:table-cell office:value-type="string" table:style-name="ce1">
            <text:p>මදුරු විකර්ෂක භාවිතා කරන්න</text:p>
          </table:table-cell>
          <table:table-cell office:value-type="string" table:style-name="ce1">
            <text:p>රාත්‍රී නින්දේදී මදුරු දැල් භාවිතා කරන්න</text:p>
          </table:table-cell>
          <table:table-cell office:value-type="string" table:style-name="ce1">
            <text:p>දියර ආහර වැඩි පුර ගන්න<text:s/></text:p>
          </table:table-cell>
          <table:table-cell office:value-type="string" table:style-name="ce1">
            <text:p>නිසි වෛද්‍ය උපදෙස් පිළිපදින්න<text:s text:c="2"/></text:p>
          </table:table-cell>
          <table:table-cell table:number-columns-repeated="16378"/>
        </table:table-row>
        <table:table-row table:style-name="ro1">
          <table:table-cell office:value-type="float" office:value="20" table:formula="of:=ROW()" table:style-name="ce1">
            <text:p>20</text:p>
          </table:table-cell>
          <table:table-cell office:value-type="string" table:style-name="ce1">
            <text:p>Typhoid(a bacterial infection)</text:p>
          </table:table-cell>
          <table:table-cell office:value-type="string" table:style-name="ce1">
            <text:p>වෛද්යවරයා විසින් නිර්දේශ කරනු ලබන ප්රතිජීවක භාවිතා කරන්න</text:p>
          </table:table-cell>
          <table:table-cell office:value-type="string" table:style-name="ce1">
            <text:p>කැස්ස හෝ කිවිසුම් යන විට මුඛය සහ නාසය ආවරණය කර ගන්න<text:s/></text:p>
          </table:table-cell>
          <table:table-cell office:value-type="string" table:style-name="ce1">
            <text:p>පුද්ගලික අයිතම අන් අය සමඟ බෙදා නො ගන්න<text:s/></text:p>
          </table:table-cell>
          <table:table-cell office:value-type="string" table:style-name="ce1">
            <text:p>සමේ ඉරිතැලීම් වළක්වා ගැනීම සඳහා මොයිස්චරයිසර් භාවිතා කිරීම</text:p>
          </table:table-cell>
          <table:table-cell table:number-columns-repeated="16378"/>
        </table:table-row>
        <table:table-row table:style-name="ro1">
          <table:table-cell office:value-type="float" office:value="21" table:formula="of:=ROW()" table:style-name="ce1">
            <text:p>21</text:p>
          </table:table-cell>
          <table:table-cell office:value-type="string" table:style-name="ce1">
            <text:p>Hepatitis A</text:p>
          </table:table-cell>
          <table:table-cell office:value-type="string" table:style-name="ce1">
            <text:p>පානීය ජලය ප්‍රමාණවත් ලෙස පානය කිරීම</text:p>
          </table:table-cell>
          <table:table-cell office:value-type="string" table:style-name="ce1">
            <text:p>හොඳ සනීපාරක්ෂක ක්‍රියාකාරකම්වල නියැලෙන්න</text:p>
          </table:table-cell>
          <table:table-cell office:value-type="string" table:style-name="ce1">
            <text:p>හොඳ සනීපාරක්ෂක ක්‍රියාකාරකම් පුරුදු පුහුණු වන්න</text:p>
          </table:table-cell>
          <table:table-cell office:value-type="string" table:style-name="ce1">
            <text:p>නැවුම් පලතුරු සහ එළවළු අනුභව කරන්න</text:p>
          </table:table-cell>
          <table:table-cell table:number-columns-repeated="16378"/>
        </table:table-row>
        <table:table-row table:style-name="ro1">
          <table:table-cell office:value-type="float" office:value="22" table:formula="of:=ROW()" table:style-name="ce1">
            <text:p>22</text:p>
          </table:table-cell>
          <table:table-cell office:value-type="string" table:style-name="ce1">
            <text:p>Hepatitis B liver infection</text:p>
          </table:table-cell>
          <table:table-cell office:value-type="string" table:style-name="ce1">
            <text:p>හෙපටයිටිස් බී එන්නත ලබා ගන්න</text:p>
          </table:table-cell>
          <table:table-cell office:value-type="string" table:style-name="ce1">
            <text:p>සියලු විවෘත කැපුම් හෝ තුවාල ආවරණය කරන්න</text:p>
          </table:table-cell>
          <table:table-cell office:value-type="string" table:style-name="ce1">
            <text:p>ශරීරය පිරිසිදුව තබා ගන්න</text:p>
          </table:table-cell>
          <table:table-cell office:value-type="string" table:style-name="ce1">
            <text:p>ඔබේ ආමාශයේ අම්ල මට්ටම වැඩි කරන ආහාර වලි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23" table:formula="of:=ROW()" table:style-name="ce1">
            <text:p>23</text:p>
          </table:table-cell>
          <table:table-cell office:value-type="string" table:style-name="ce1">
            <text:p>Hepatitis C virus infection</text:p>
          </table:table-cell>
          <table:table-cell office:value-type="string" table:style-name="ce1">
            <text:p>ආරක්ෂිත ලිංගික හැසිරීම් වල යෙදෙන්න</text:p>
          </table:table-cell>
          <table:table-cell office:value-type="string" table:style-name="ce1">
            <text:p>ශරීර පච්ච කෙටීම ගැන සැලකිලිමත් වන්න</text:p>
          </table:table-cell>
          <table:table-cell office:value-type="string" table:style-name="ce1">
            <text:p>නීති විරෝධී ඖෂධ භාවිතය නවත්වන්න<text:s/></text:p>
          </table:table-cell>
          <table:table-cell office:value-type="string" table:style-name="ce1">
            <text:p>ප්‍රතිශක්තිය වැඩි කරන ආහාර අනුභව කරන්න</text:p>
          </table:table-cell>
          <table:table-cell table:number-columns-repeated="16378"/>
        </table:table-row>
        <table:table-row table:style-name="ro1">
          <table:table-cell office:value-type="float" office:value="24" table:formula="of:=ROW()" table:style-name="ce1">
            <text:p>24</text:p>
          </table:table-cell>
          <table:table-cell office:value-type="string" table:style-name="ce1">
            <text:p>Hepatitis D swelling liver</text:p>
          </table:table-cell>
          <table:table-cell office:value-type="string" table:style-name="ce1">
            <text:p>විවේක ගන්න</text:p>
          </table:table-cell>
          <table:table-cell office:value-type="string" table:style-name="ce1">
            <text:p>අඩු ලුණු සහිත සෞඛ්‍ය සම්පන්න ආහාර වේලක් අනුභව කිරීම</text:p>
          </table:table-cell>
          <table:table-cell office:value-type="string" table:style-name="ce1">
            <text:p>දිනකට පැය අටක නින්දක් ලබා ගන්න</text:p>
          </table:table-cell>
          <table:table-cell office:value-type="string" table:style-name="ce1">
            <text:p>ප්‍රතිශක්තිය වැඩි කරන ආහාර අනුභව කරන්න</text:p>
          </table:table-cell>
          <table:table-cell table:number-columns-repeated="16378"/>
        </table:table-row>
        <table:table-row table:style-name="ro1">
          <table:table-cell office:value-type="float" office:value="25" table:formula="of:=ROW()" table:style-name="ce1">
            <text:p>25</text:p>
          </table:table-cell>
          <table:table-cell office:value-type="string" table:style-name="ce1">
            <text:p>Hepatitis E (A liver disease)</text:p>
          </table:table-cell>
          <table:table-cell office:value-type="string" table:style-name="ce1">
            <text:p>මත්පැන් පානය කිරීමෙන් වළකින්න</text:p>
          </table:table-cell>
          <table:table-cell office:value-type="string" table:style-name="ce1">
            <text:p>සෞඛ්‍ය සම්පන්න ආහාර අනුභව කරන්න</text:p>
          </table:table-cell>
          <table:table-cell office:value-type="string" table:style-name="ce1">
            <text:p>වෛද්‍ය සහය ඇතුව රෝගය හදුන ගැනිම සදහා රුධිර පරීක්ෂණයක් හෝ මළපහ පරීක්ෂණයක් කරන්න<text:s/></text:p>
          </table:table-cell>
          <table:table-cell office:value-type="string" table:style-name="ce1">
            <text:p>දියර ආහර වැඩි පුර ගන්න<text:s/></text:p>
          </table:table-cell>
          <table:table-cell table:number-columns-repeated="16378"/>
        </table:table-row>
        <table:table-row table:style-name="ro1">
          <table:table-cell office:value-type="float" office:value="26" table:formula="of:=ROW()" table:style-name="ce1">
            <text:p>26</text:p>
          </table:table-cell>
          <table:table-cell office:value-type="string" table:style-name="ce1">
            <text:p>Alcoholic hepatitis (swelling of the liver)</text:p>
          </table:table-cell>
          <table:table-cell office:value-type="string" table:style-name="ce1">
            <text:p>නැවත මත්පැන් පානය කිරීමෙන් වළකින්න</text:p>
          </table:table-cell>
          <table:table-cell office:value-type="string" table:style-name="ce1">
            <text:p>විටමින් සහ පෝෂ්‍ය පදාර්ථ පරිභෝජනය වැඩි කරන්න</text:p>
          </table:table-cell>
          <table:table-cell office:value-type="string" table:style-name="ce1">
            <text:p>විශේෂ පෝෂ්‍ය පදාර්ථ සහිත දියර ආහාර ලබා ගන්න</text:p>
          </table:table-cell>
          <table:table-cell office:value-type="string" table:style-name="ce1">
            <text:p>සත්ව මේදය ආහාරයට ගැනීමෙ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27" table:formula="of:=ROW()" table:style-name="ce1">
            <text:p>27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කිසිවෙකු සමඟ සමීප සම්බන්ධතා පැවැත්වීමෙන් වළකින්න</text:p>
          </table:table-cell>
          <table:table-cell office:value-type="string" table:style-name="ce1">
            <text:p>කැස්ස හෝ කිවිසුම් යාමේදී ඔබේ මුඛය වසා ගන්න<text:s/></text:p>
          </table:table-cell>
          <table:table-cell office:value-type="string" table:style-name="ce1">
            <text:p>වෛද්‍යවරයා නියම කළ ආකාරයටම ඔබේ බෙහෙත් ගන්න</text:p>
          </table:table-cell>
          <table:table-cell office:value-type="string" table:style-name="ce1">
            <text:p>විවේක ගන්න</text:p>
          </table:table-cell>
          <table:table-cell table:number-columns-repeated="16378"/>
        </table:table-row>
        <table:table-row table:style-name="ro1">
          <table:table-cell office:value-type="float" office:value="28" table:formula="of:=ROW()" table:style-name="ce1">
            <text:p>28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උණුසුම් පානයක් පානය කිරීම</text:p>
          </table:table-cell>
          <table:table-cell office:value-type="string" table:style-name="ce1">
            <text:p>සීතල ආහාර ගැනීමෙන් වළකින්න</text:p>
          </table:table-cell>
          <table:table-cell office:value-type="string" table:style-name="ce1">
            <text:p>විටමින් සී භාවිතා කරන්න</text:p>
          </table:table-cell>
          <table:table-cell office:value-type="string" table:style-name="ce1">
            <text:p>වාෂ්ප අල්ලන්න</text:p>
          </table:table-cell>
          <table:table-cell table:number-columns-repeated="16378"/>
        </table:table-row>
        <table:table-row table:style-name="ro1">
          <table:table-cell office:value-type="float" office:value="29" table:formula="of:=ROW()" table:style-name="ce1">
            <text:p>29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වේදනා නාශක භාවිතා කිරීම<text:s/></text:p>
          </table:table-cell>
          <table:table-cell office:value-type="string" table:style-name="ce1">
            <text:p>දුම්පානය නවත්වන්න</text:p>
          </table:table-cell>
          <table:table-cell office:value-type="string" table:style-name="ce1">
            <text:p>උණු වතුර පමණක් පානය කරන්න</text:p>
          </table:table-cell>
          <table:table-cell office:value-type="string" table:style-name="ce1">
            <text:p>වෛද්‍ය උපදෙස් ලබා ගන්න</text:p>
          </table:table-cell>
          <table:table-cell table:number-columns-repeated="16378"/>
        </table:table-row>
        <table:table-row table:style-name="ro1">
          <table:table-cell office:value-type="float" office:value="30" table:formula="of:=ROW()" table:style-name="ce1">
            <text:p>30</text:p>
          </table:table-cell>
          <table:table-cell office:value-type="string" table:style-name="ce1">
            <text:p>Swelling of the blood vessels in the rectum</text:p>
          </table:table-cell>
          <table:table-cell office:value-type="string" table:style-name="ce1">
            <text:p>අධික තන්තු සහිත ආහාර අනුභව කරන්න</text:p>
          </table:table-cell>
          <table:table-cell office:value-type="string" table:style-name="ce1">
            <text:p>ඔබේ ගුද ප්‍රදේශය උණුසුම් ජලයෙන් තෙත මාත්තු කරන්න</text:p>
          </table:table-cell>
          <table:table-cell office:value-type="string" table:style-name="ce1">
            <text:p>පලතුරු, එළවළු සහ ධාන්ය වර්ග අනුභව කරන්න</text:p>
          </table:table-cell>
          <table:table-cell office:value-type="string" table:style-name="ce1">
            <text:p>දියර ආහර වැඩි පුර ගන්න</text:p>
          </table:table-cell>
          <table:table-cell table:number-columns-repeated="16378"/>
        </table:table-row>
        <table:table-row table:style-name="ro1">
          <table:table-cell office:value-type="float" office:value="31" table:formula="of:=ROW()" table:style-name="ce1">
            <text:p>31</text:p>
          </table:table-cell>
          <table:table-cell office:value-type="string" table:style-name="ce1">
            <text:p>Heart attack</text:p>
          </table:table-cell>
          <table:table-cell office:value-type="string" table:style-name="ce1">
            <text:p>පසු විපරම් සත්කාර</text:p>
          </table:table-cell>
          <table:table-cell office:value-type="string" table:style-name="ce1">
            <text:p>සෞඛ්‍ය සම්පන්න ජීවන රටාවක් අනුගමනය කරන්න</text:p>
          </table:table-cell>
          <table:table-cell office:value-type="string" table:style-name="ce1">
            <text:p>දුම්පානය නතර කිරීම</text:p>
          </table:table-cell>
          <table:table-cell office:value-type="string" table:style-name="ce1">
            <text:p>කඩිනම් වෛද්‍ය ප්‍රතිකාර ලබා ගන්න</text:p>
          </table:table-cell>
          <table:table-cell table:number-columns-repeated="16378"/>
        </table:table-row>
        <table:table-row table:style-name="ro1">
          <table:table-cell office:value-type="float" office:value="32" table:formula="of:=ROW()" table:style-name="ce1">
            <text:p>32</text:p>
          </table:table-cell>
          <table:table-cell office:value-type="string" table:style-name="ce1">
            <text:p>Varicose veins</text:p>
          </table:table-cell>
          <table:table-cell office:value-type="string" table:style-name="ce1">
            <text:p>වෛද්‍යවරයා විසින් නිර්දේශ කරනු ලබන වරිකොස් නහර වසා දැමීමට ලේසර් ප්‍රතිකාර</text:p>
          </table:table-cell>
          <table:table-cell office:value-type="string" table:style-name="ce1">
            <text:p>අඩු ලුණු සහිත ආහාරයක් අනුගමනය කරන්න</text:p>
          </table:table-cell>
          <table:table-cell office:value-type="string" table:style-name="ce1">
            <text:p>දිගු කාලයක් සිටගෙන සිටිමෙන් වළකින්න</text:p>
          </table:table-cell>
          <table:table-cell office:value-type="string" table:style-name="ce1">
            <text:p>උස සපත්තු පැලදිමෙන් වළකින්න<text:s/></text:p>
          </table:table-cell>
          <table:table-cell table:number-columns-repeated="16378"/>
        </table:table-row>
        <table:table-row table:style-name="ro1">
          <table:table-cell office:value-type="float" office:value="33" table:formula="of:=ROW()" table:style-name="ce1">
            <text:p>33</text:p>
          </table:table-cell>
          <table:table-cell office:value-type="string" table:style-name="ce1">
            <text:p>Body doesn't produce enough thyroid hormones</text:p>
          </table:table-cell>
          <table:table-cell office:value-type="string" table:style-name="ce1">
            <text:p>අයඩීකරණය කළ ලුණු අනුභව කරන්න</text:p>
          </table:table-cell>
          <table:table-cell office:value-type="string" table:style-name="ce1">
            <text:p>ආහාරයට ගත හැකි මුහුදු පැලෑටි ආහරයට එකතු කර ගන්න</text:p>
          </table:table-cell>
          <table:table-cell office:value-type="string" table:style-name="ce1">
            <text:p>කිරි ආශ්රිත නිෂ්පාදන හැකි නම් ආහරට්යට ගන්න<text:s/></text:p>
          </table:table-cell>
          <table:table-cell office:value-type="string" table:style-name="ce1">
            <text:p>දුම්පානය නවත්වන්න</text:p>
          </table:table-cell>
          <table:table-cell table:number-columns-repeated="16378"/>
        </table:table-row>
        <table:table-row table:style-name="ro1">
          <table:table-cell office:value-type="float" office:value="34" table:formula="of:=ROW()" table:style-name="ce1">
            <text:p>34</text:p>
          </table:table-cell>
          <table:table-cell office:value-type="string" table:style-name="ce1">
            <text:p>Hypoglycemia(low blood sugar)</text:p>
          </table:table-cell>
          <table:table-cell office:value-type="string" table:style-name="ce1">
            <text:p>ඔබේ රුධිරයේ සීනි පරීක්ෂා කරන්න</text:p>
          </table:table-cell>
          <table:table-cell office:value-type="string" table:style-name="ce1">
            <text:p>රුධිරයේ ග්ලූකෝස් වැඩි කරන විශේෂ පානයක් පානය කරන්න</text:p>
          </table:table-cell>
          <table:table-cell office:value-type="string" table:style-name="ce1">
            <text:p>කාබෝහයිඩ්‍රේට් ග්‍රෑම් 15 සිට 20 දක්වා ආහාරයට ගන්න</text:p>
          </table:table-cell>
          <table:table-cell office:value-type="string" table:style-name="ce1">
            <text:p>මත්පැන් පානය කිරීමෙන් වළකින්න</text:p>
          </table:table-cell>
          <table:table-cell table:number-columns-repeated="16378"/>
        </table:table-row>
        <table:table-row table:style-name="ro1">
          <table:table-cell office:value-type="float" office:value="35" table:formula="of:=ROW()" table:style-name="ce1">
            <text:p>35</text:p>
          </table:table-cell>
          <table:table-cell office:value-type="string" table:style-name="ce1">
            <text:p>Osteoarthristis</text:p>
          </table:table-cell>
          <table:table-cell office:value-type="string" table:style-name="ce1">
            <text:p>මාංශ පේශි ශක්තිමත් කිරීමේ ව්‍යායාම</text:p>
          </table:table-cell>
          <table:table-cell office:value-type="string" table:style-name="ce1">
            <text:p>කිහිලිකරු <text:s/>වැනි ආධාරක උපකරණ භාවිතා කිරීම</text:p>
          </table:table-cell>
          <table:table-cell office:value-type="string" table:style-name="ce1">
            <text:p>ග්ලූකොසාමින් සහ කොන්ඩ්‍රොයිටින් යන අතිරේක මගින්වේ දනාව සමනය කර ගැනිම<text:s/></text:p>
          </table:table-cell>
          <table:table-cell office:value-type="string" table:style-name="ce1">
            <text:p>සෞඛ්‍ය සම්පන්න ආහාර අනුභව කරන්න</text:p>
          </table:table-cell>
          <table:table-cell table:number-columns-repeated="16378"/>
        </table:table-row>
        <table:table-row table:style-name="ro1">
          <table:table-cell office:value-type="float" office:value="36" table:formula="of:=ROW()" table:style-name="ce1">
            <text:p>36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ප්රතිශක්තිකරණ පද්ධතිය හොඳම ලෙස පවත්වා ගන්න</text:p>
          </table:table-cell>
          <table:table-cell office:value-type="string" table:style-name="ce1">
            <text:p>වේදනාව අඩු කිරීම සඳහා වේදනා නාශක</text:p>
          </table:table-cell>
          <table:table-cell office:value-type="string" table:style-name="ce1">
            <text:p>ඔබේ සන්ධි නම්‍යශීලීව තබා ගන්න</text:p>
          </table:table-cell>
          <table:table-cell office:value-type="string" table:style-name="ce1">
            <text:p>ප්‍රමාණවත් ව්‍යායාම ලබා ගන්න</text:p>
          </table:table-cell>
          <table:table-cell table:number-columns-repeated="16378"/>
        </table:table-row>
        <table:table-row table:style-name="ro1">
          <table:table-cell office:value-type="float" office:value="37" table:formula="of:=ROW()" table:style-name="ce1">
            <text:p>37</text:p>
          </table:table-cell>
          <table:table-cell office:value-type="string" table:style-name="ce1">
            <text:p>(vertigo) Paroymsal <text:s/>Positional Vertigo</text:p>
          </table:table-cell>
          <table:table-cell office:value-type="string" table:style-name="ce1">
            <text:p>භෞතික චිකිත්සාව</text:p>
          </table:table-cell>
          <table:table-cell office:value-type="string" table:style-name="ce1">
            <text:p>ඉදිමීම අඩු කිරීම සඳහා ප්රතිජීවක භාවිතා කරන්න</text:p>
          </table:table-cell>
          <table:table-cell office:value-type="string" table:style-name="ce1">
            <text:p>මාංශ පේශි ලිහිල් කිරීමේ ක්‍රියාකාරකම් කරන්න</text:p>
          </table:table-cell>
          <table:table-cell office:value-type="string" table:style-name="ce1">
            <text:p>තන්තු සහිත ආහාර අනුභව කරන්න</text:p>
          </table:table-cell>
          <table:table-cell table:number-columns-repeated="16378"/>
        </table:table-row>
        <table:table-row table:style-name="ro1">
          <table:table-cell office:value-type="float" office:value="38" table:formula="of:=ROW()" table:style-name="ce1">
            <text:p>38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මේද කුළුබඩු සහිත ආහාර ගැනීමෙන් වළකින්න</text:p>
          </table:table-cell>
          <table:table-cell office:value-type="string" table:style-name="ce1">
            <text:p>දිනකට පැය අටක නින්දක් ලබා ගන්න</text:p>
          </table:table-cell>
          <table:table-cell office:value-type="string" table:style-name="ce1">
            <text:p>පානීය ජලය ප්‍රමාණවත් ලෙස පානය කිරීම</text:p>
          </table:table-cell>
          <table:table-cell office:value-type="string" table:style-name="ce1">
            <text:p>ආසාදිත ප්‍රදේශය වියළිව තබා ගන්න</text:p>
          </table:table-cell>
          <table:table-cell table:number-columns-repeated="16378"/>
        </table:table-row>
        <table:table-row table:style-name="ro1">
          <table:table-cell office:value-type="float" office:value="39" table:formula="of:=ROW()" table:style-name="ce1">
            <text:p>39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කෝපි, මත්පැන් සහ සිසිල් බීම වලින් වළකින්න</text:p>
          </table:table-cell>
          <table:table-cell office:value-type="string" table:style-name="ce1">
            <text:p>පානීය ජලය ප්‍රමාණවත් ලෙස පානය කිරීම</text:p>
          </table:table-cell>
          <table:table-cell office:value-type="string" table:style-name="ce1">
            <text:p>දියර ආහර වැඩි පුර ගන්න</text:p>
          </table:table-cell>
          <table:table-cell office:value-type="string" table:style-name="ce1">
            <text:p>ඔබේ උදරය උණුසුම් ජලයෙන් තෙත මාත්තු කරන්න</text:p>
          </table:table-cell>
          <table:table-cell table:number-columns-repeated="16378"/>
        </table:table-row>
        <table:table-row table:style-name="ro1">
          <table:table-cell office:value-type="float" office:value="40" table:formula="of:=ROW()" table:style-name="ce1">
            <text:p>40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පාරජම්බුල කිරණවලින් සම ආරක්ෂා කරන්න</text:p>
          </table:table-cell>
          <table:table-cell office:value-type="string" table:style-name="ce1">
            <text:p>සම පිරිසිදු කර තබා ගැනීම සඳහා නිර්දේශිත තෙල් අතිරේකයක් භාවිතා කරන්න</text:p>
          </table:table-cell>
          <table:table-cell office:value-type="string" table:style-name="ce1">
            <text:p>ආසාදිත ප්‍රදේශය වියළිව තබා ගන්න</text:p>
          </table:table-cell>
          <table:table-cell office:value-type="string" table:style-name="ce1">
            <text:p>විෂ සහිත සබන් සහ ෂැම්පූ භාවිතා කිරීම නවත්වන්න</text:p>
          </table:table-cell>
          <table:table-cell table:number-columns-repeated="16378"/>
        </table:table-row>
        <table:table-row table:style-name="ro1">
          <table:table-cell office:value-type="float" office:value="41" table:formula="of:=ROW()" table:style-name="ce1">
            <text:p>41</text:p>
          </table:table-cell>
          <table:table-cell office:value-type="string" table:style-name="ce1">
            <text:p>Impetigo</text:p>
          </table:table-cell>
          <table:table-cell office:value-type="string" table:style-name="ce1">
            <text:p>විවෘත තුවාල සුව වන තුරු පිරිසිදු වියළි වෙළුම් පටිවලින් ආවරණය කරන්න</text:p>
          </table:table-cell>
          <table:table-cell office:value-type="string" table:style-name="ce1">
            <text:p>ගැඹුරු හෝ බරපතල තුවාල සඳහා වෛද්‍යවරයකු හමුවන්න</text:p>
          </table:table-cell>
          <table:table-cell office:value-type="string" table:style-name="ce1">
            <text:p>ප්රතිජීවක විලවුන් ආලේප කරන්න</text:p>
          </table:table-cell>
          <table:table-cell office:value-type="string" table:style-name="ce1">
            <text:p>ආසාදිත ප්රදේශය සැමවිටම පිරිසිදු කරන්න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Windows User</meta:initial-creator>
    <dc:creator>Pankajan05</dc:creator>
    <meta:creation-date>2021-04-13T14:05:25Z</meta:creation-date>
    <dc:date>2021-04-14T10:39:02Z</dc:date>
  </office:meta>
</office:document-meta>
</file>